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1" table:style-name="ta1">
        <table:shapes>
          <draw:frame draw:z-index="0" draw:style-name="gr1" draw:text-style-name="P1" svg:width="636.32pt" svg:height="442.71pt" svg:x="279.84pt" svg:y="14.31pt">
            <draw:object draw:notify-on-update-of-ranges="r1.A2:r1.A200 r1.B1:r1.B1 r1.B2:r1.B200 r1.A2:r1.A200 r1.C1:r1.C1 r1.C2:r1.C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0863.701261545" calcext:value-type="float">
            <text:p>260863.701261545</text:p>
          </table:table-cell>
          <table:table-cell office:value-type="float" office:value="231154.959018595" calcext:value-type="float">
            <text:p>231154.9590185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4120.972562833" calcext:value-type="float">
            <text:p>234120.972562833</text:p>
          </table:table-cell>
          <table:table-cell office:value-type="float" office:value="221871.074644119" calcext:value-type="float">
            <text:p>221871.074644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813.282196261" calcext:value-type="float">
            <text:p>211813.282196261</text:p>
          </table:table-cell>
          <table:table-cell office:value-type="float" office:value="203159.978199978" calcext:value-type="float">
            <text:p>203159.9781999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1886.127520274" calcext:value-type="float">
            <text:p>241886.127520274</text:p>
          </table:table-cell>
          <table:table-cell office:value-type="float" office:value="189876.584608795" calcext:value-type="float">
            <text:p>189876.584608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145.713400615" calcext:value-type="float">
            <text:p>203145.713400615</text:p>
          </table:table-cell>
          <table:table-cell office:value-type="float" office:value="182018.588545861" calcext:value-type="float">
            <text:p>182018.5885458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8227.356798785" calcext:value-type="float">
            <text:p>198227.356798785</text:p>
          </table:table-cell>
          <table:table-cell office:value-type="float" office:value="172879.935017866" calcext:value-type="float">
            <text:p>172879.9350178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5485.945077782" calcext:value-type="float">
            <text:p>205485.945077782</text:p>
          </table:table-cell>
          <table:table-cell office:value-type="float" office:value="169369.009080874" calcext:value-type="float">
            <text:p>169369.0090808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2700.948919131" calcext:value-type="float">
            <text:p>182700.948919131</text:p>
          </table:table-cell>
          <table:table-cell office:value-type="float" office:value="163969.615904042" calcext:value-type="float">
            <text:p>163969.6159040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2464.699355608" calcext:value-type="float">
            <text:p>182464.699355608</text:p>
          </table:table-cell>
          <table:table-cell office:value-type="float" office:value="161857.526454301" calcext:value-type="float">
            <text:p>161857.526454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829.900906824" calcext:value-type="float">
            <text:p>190829.900906824</text:p>
          </table:table-cell>
          <table:table-cell office:value-type="float" office:value="158458.09888667" calcext:value-type="float">
            <text:p>158458.09888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368.204220056" calcext:value-type="float">
            <text:p>182368.204220056</text:p>
          </table:table-cell>
          <table:table-cell office:value-type="float" office:value="155940.431847989" calcext:value-type="float">
            <text:p>155940.4318479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6759.038425705" calcext:value-type="float">
            <text:p>186759.038425705</text:p>
          </table:table-cell>
          <table:table-cell office:value-type="float" office:value="153292.742861974" calcext:value-type="float">
            <text:p>153292.7428619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0907.00583804" calcext:value-type="float">
            <text:p>170907.00583804</text:p>
          </table:table-cell>
          <table:table-cell office:value-type="float" office:value="150906.553443867" calcext:value-type="float">
            <text:p>150906.5534438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994.897013079" calcext:value-type="float">
            <text:p>181994.897013079</text:p>
          </table:table-cell>
          <table:table-cell office:value-type="float" office:value="149406.453128659" calcext:value-type="float">
            <text:p>149406.4531286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8665.841161265" calcext:value-type="float">
            <text:p>178665.841161265</text:p>
          </table:table-cell>
          <table:table-cell office:value-type="float" office:value="148058.945808946" calcext:value-type="float">
            <text:p>148058.9458089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3139.01240217" calcext:value-type="float">
            <text:p>173139.01240217</text:p>
          </table:table-cell>
          <table:table-cell office:value-type="float" office:value="146557.029777618" calcext:value-type="float">
            <text:p>146557.0297776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7295.435677746" calcext:value-type="float">
            <text:p>167295.435677746</text:p>
          </table:table-cell>
          <table:table-cell office:value-type="float" office:value="143771.140985427" calcext:value-type="float">
            <text:p>143771.1409854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9213.816230765" calcext:value-type="float">
            <text:p>169213.816230765</text:p>
          </table:table-cell>
          <table:table-cell office:value-type="float" office:value="143928.22616011" calcext:value-type="float">
            <text:p>143928.226160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9013.014453692" calcext:value-type="float">
            <text:p>169013.014453692</text:p>
          </table:table-cell>
          <table:table-cell office:value-type="float" office:value="142599.320056463" calcext:value-type="float">
            <text:p>142599.3200564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253.234426892" calcext:value-type="float">
            <text:p>163253.234426892</text:p>
          </table:table-cell>
          <table:table-cell office:value-type="float" office:value="141946.686601023" calcext:value-type="float">
            <text:p>141946.6866010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064.525064525" calcext:value-type="float">
            <text:p>164064.525064525</text:p>
          </table:table-cell>
          <table:table-cell office:value-type="float" office:value="140127.108760912" calcext:value-type="float">
            <text:p>140127.1087609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490.101473152" calcext:value-type="float">
            <text:p>170490.101473152</text:p>
          </table:table-cell>
          <table:table-cell office:value-type="float" office:value="140874.314667061" calcext:value-type="float">
            <text:p>140874.3146670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3476.112295784" calcext:value-type="float">
            <text:p>163476.112295784</text:p>
          </table:table-cell>
          <table:table-cell office:value-type="float" office:value="138610.323162219" calcext:value-type="float">
            <text:p>138610.3231622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8395.651570255" calcext:value-type="float">
            <text:p>158395.651570255</text:p>
          </table:table-cell>
          <table:table-cell office:value-type="float" office:value="138796.256538569" calcext:value-type="float">
            <text:p>138796.256538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765.359861266" calcext:value-type="float">
            <text:p>159765.359861266</text:p>
          </table:table-cell>
          <table:table-cell office:value-type="float" office:value="138123.521876947" calcext:value-type="float">
            <text:p>138123.5218769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1607.838430419" calcext:value-type="float">
            <text:p>161607.838430419</text:p>
          </table:table-cell>
          <table:table-cell office:value-type="float" office:value="136795.073781375" calcext:value-type="float">
            <text:p>136795.0737813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2065.42006542" calcext:value-type="float">
            <text:p>162065.42006542</text:p>
          </table:table-cell>
          <table:table-cell office:value-type="float" office:value="136557.829227493" calcext:value-type="float">
            <text:p>136557.8292274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834.5928359" calcext:value-type="float">
            <text:p>150834.5928359</text:p>
          </table:table-cell>
          <table:table-cell office:value-type="float" office:value="136534.754795029" calcext:value-type="float">
            <text:p>136534.7547950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2598.294090602" calcext:value-type="float">
            <text:p>152598.294090602</text:p>
          </table:table-cell>
          <table:table-cell office:value-type="float" office:value="134558.303950056" calcext:value-type="float">
            <text:p>134558.3039500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488.124604067" calcext:value-type="float">
            <text:p>145488.124604067</text:p>
          </table:table-cell>
          <table:table-cell office:value-type="float" office:value="134513.411692475" calcext:value-type="float">
            <text:p>134513.4116924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4092.911062142" calcext:value-type="float">
            <text:p>154092.911062142</text:p>
          </table:table-cell>
          <table:table-cell office:value-type="float" office:value="133949.070282404" calcext:value-type="float">
            <text:p>133949.0702824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2538.83298169" calcext:value-type="float">
            <text:p>142538.83298169</text:p>
          </table:table-cell>
          <table:table-cell office:value-type="float" office:value="133674.339566231" calcext:value-type="float">
            <text:p>133674.3395662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895.361181561" calcext:value-type="float">
            <text:p>151895.361181561</text:p>
          </table:table-cell>
          <table:table-cell office:value-type="float" office:value="133064.041858329" calcext:value-type="float">
            <text:p>133064.0418583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174.766348679" calcext:value-type="float">
            <text:p>145174.766348679</text:p>
          </table:table-cell>
          <table:table-cell office:value-type="float" office:value="133771.947461137" calcext:value-type="float">
            <text:p>133771.9474611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7423.508012549" calcext:value-type="float">
            <text:p>137423.508012549</text:p>
          </table:table-cell>
          <table:table-cell office:value-type="float" office:value="132668.435635917" calcext:value-type="float">
            <text:p>132668.4356359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6578.719672569" calcext:value-type="float">
            <text:p>146578.719672569</text:p>
          </table:table-cell>
          <table:table-cell office:value-type="float" office:value="131764.376355549" calcext:value-type="float">
            <text:p>131764.3763555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1331.298059869" calcext:value-type="float">
            <text:p>141331.298059869</text:p>
          </table:table-cell>
          <table:table-cell office:value-type="float" office:value="131147.08068914" calcext:value-type="float">
            <text:p>131147.080689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7643.794217817" calcext:value-type="float">
            <text:p>137643.794217817</text:p>
          </table:table-cell>
          <table:table-cell office:value-type="float" office:value="131068.252499238" calcext:value-type="float">
            <text:p>131068.2524992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0999.115830516" calcext:value-type="float">
            <text:p>140999.115830516</text:p>
          </table:table-cell>
          <table:table-cell office:value-type="float" office:value="130715.884770442" calcext:value-type="float">
            <text:p>130715.8847704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8363.506335551" calcext:value-type="float">
            <text:p>138363.506335551</text:p>
          </table:table-cell>
          <table:table-cell office:value-type="float" office:value="130220.337051506" calcext:value-type="float">
            <text:p>130220.3370515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4308.335268335" calcext:value-type="float">
            <text:p>134308.335268335</text:p>
          </table:table-cell>
          <table:table-cell office:value-type="float" office:value="129909.248392733" calcext:value-type="float">
            <text:p>129909.2483927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9830.448130433" calcext:value-type="float">
            <text:p>139830.448130433</text:p>
          </table:table-cell>
          <table:table-cell office:value-type="float" office:value="129962.535075381" calcext:value-type="float">
            <text:p>129962.5350753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0922.228454696" calcext:value-type="float">
            <text:p>130922.228454696</text:p>
          </table:table-cell>
          <table:table-cell office:value-type="float" office:value="129128.348692451" calcext:value-type="float">
            <text:p>129128.3486924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1066.52232968" calcext:value-type="float">
            <text:p>131066.52232968</text:p>
          </table:table-cell>
          <table:table-cell office:value-type="float" office:value="128896.106306363" calcext:value-type="float">
            <text:p>128896.1063063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4509.199311146" calcext:value-type="float">
            <text:p>134509.199311146</text:p>
          </table:table-cell>
          <table:table-cell office:value-type="float" office:value="128662.775380876" calcext:value-type="float">
            <text:p>128662.77538087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1333.083675189" calcext:value-type="float">
            <text:p>131333.083675189</text:p>
          </table:table-cell>
          <table:table-cell office:value-type="float" office:value="127987.523756755" calcext:value-type="float">
            <text:p>127987.52375675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3932.79349239" calcext:value-type="float">
            <text:p>133932.79349239</text:p>
          </table:table-cell>
          <table:table-cell office:value-type="float" office:value="127622.109345987" calcext:value-type="float">
            <text:p>127622.1093459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5574.45008695" calcext:value-type="float">
            <text:p>125574.45008695</text:p>
          </table:table-cell>
          <table:table-cell office:value-type="float" office:value="127743.994064507" calcext:value-type="float">
            <text:p>127743.9940645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925.546592582" calcext:value-type="float">
            <text:p>129925.546592582</text:p>
          </table:table-cell>
          <table:table-cell office:value-type="float" office:value="127515.489078143" calcext:value-type="float">
            <text:p>127515.4890781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0986.344117923" calcext:value-type="float">
            <text:p>130986.344117923</text:p>
          </table:table-cell>
          <table:table-cell office:value-type="float" office:value="126935.755796515" calcext:value-type="float">
            <text:p>126935.7557965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044.659340393" calcext:value-type="float">
            <text:p>128044.659340393</text:p>
          </table:table-cell>
          <table:table-cell office:value-type="float" office:value="126698.484837349" calcext:value-type="float">
            <text:p>126698.48483734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2580.210909158" calcext:value-type="float">
            <text:p>132580.210909158</text:p>
          </table:table-cell>
          <table:table-cell office:value-type="float" office:value="127055.419131813" calcext:value-type="float">
            <text:p>127055.4191318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7693.7206809" calcext:value-type="float">
            <text:p>127693.7206809</text:p>
          </table:table-cell>
          <table:table-cell office:value-type="float" office:value="126215.01027382" calcext:value-type="float">
            <text:p>126215.010273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4236.602286602" calcext:value-type="float">
            <text:p>124236.602286602</text:p>
          </table:table-cell>
          <table:table-cell office:value-type="float" office:value="125584.402615855" calcext:value-type="float">
            <text:p>125584.4026158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5075.775013275" calcext:value-type="float">
            <text:p>125075.775013275</text:p>
          </table:table-cell>
          <table:table-cell office:value-type="float" office:value="125262.666951916" calcext:value-type="float">
            <text:p>125262.6669519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7177.451464234" calcext:value-type="float">
            <text:p>127177.451464234</text:p>
          </table:table-cell>
          <table:table-cell office:value-type="float" office:value="125441.692978579" calcext:value-type="float">
            <text:p>125441.69297857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3125.679718272" calcext:value-type="float">
            <text:p>123125.679718272</text:p>
          </table:table-cell>
          <table:table-cell office:value-type="float" office:value="125692.677342534" calcext:value-type="float">
            <text:p>125692.67734253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566.33384112" calcext:value-type="float">
            <text:p>128566.33384112</text:p>
          </table:table-cell>
          <table:table-cell office:value-type="float" office:value="124212.742263347" calcext:value-type="float">
            <text:p>124212.7422633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3469.23254423" calcext:value-type="float">
            <text:p>123469.23254423</text:p>
          </table:table-cell>
          <table:table-cell office:value-type="float" office:value="124432.288432288" calcext:value-type="float">
            <text:p>124432.28843228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3370.72299917" calcext:value-type="float">
            <text:p>123370.72299917</text:p>
          </table:table-cell>
          <table:table-cell office:value-type="float" office:value="124436.746836747" calcext:value-type="float">
            <text:p>124436.7468367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6369.319687091" calcext:value-type="float">
            <text:p>126369.319687091</text:p>
          </table:table-cell>
          <table:table-cell office:value-type="float" office:value="124572.774488566" calcext:value-type="float">
            <text:p>124572.7744885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2217.836498324" calcext:value-type="float">
            <text:p>122217.836498324</text:p>
          </table:table-cell>
          <table:table-cell office:value-type="float" office:value="123297.82395556" calcext:value-type="float">
            <text:p>123297.823955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1305.409256629" calcext:value-type="float">
            <text:p>121305.409256629</text:p>
          </table:table-cell>
          <table:table-cell office:value-type="float" office:value="123592.727259394" calcext:value-type="float">
            <text:p>123592.7272593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6874.6307452" calcext:value-type="float">
            <text:p>126874.6307452</text:p>
          </table:table-cell>
          <table:table-cell office:value-type="float" office:value="123617.190493734" calcext:value-type="float">
            <text:p>123617.1904937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1108.178181289" calcext:value-type="float">
            <text:p>121108.178181289</text:p>
          </table:table-cell>
          <table:table-cell office:value-type="float" office:value="123110.981370241" calcext:value-type="float">
            <text:p>123110.98137024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4813.573738574" calcext:value-type="float">
            <text:p>124813.573738574</text:p>
          </table:table-cell>
          <table:table-cell office:value-type="float" office:value="122493.109304869" calcext:value-type="float">
            <text:p>122493.10930486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8796.565727295" calcext:value-type="float">
            <text:p>118796.565727295</text:p>
          </table:table-cell>
          <table:table-cell office:value-type="float" office:value="122739.66054213" calcext:value-type="float">
            <text:p>122739.660542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8462.234681445" calcext:value-type="float">
            <text:p>118462.234681445</text:p>
          </table:table-cell>
          <table:table-cell office:value-type="float" office:value="122268.09242765" calcext:value-type="float">
            <text:p>122268.092427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0711.265566687" calcext:value-type="float">
            <text:p>120711.265566687</text:p>
          </table:table-cell>
          <table:table-cell office:value-type="float" office:value="121915.605445067" calcext:value-type="float">
            <text:p>121915.6054450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9272.72318939" calcext:value-type="float">
            <text:p>119272.72318939</text:p>
          </table:table-cell>
          <table:table-cell office:value-type="float" office:value="122501.464074635" calcext:value-type="float">
            <text:p>122501.46407463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0665.146691064" calcext:value-type="float">
            <text:p>120665.146691064</text:p>
          </table:table-cell>
          <table:table-cell office:value-type="float" office:value="121558.973536995" calcext:value-type="float">
            <text:p>121558.97353699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3494.269247356" calcext:value-type="float">
            <text:p>123494.269247356</text:p>
          </table:table-cell>
          <table:table-cell office:value-type="float" office:value="121361.853159237" calcext:value-type="float">
            <text:p>121361.8531592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9727.491272895" calcext:value-type="float">
            <text:p>119727.491272895</text:p>
          </table:table-cell>
          <table:table-cell office:value-type="float" office:value="122283.502212452" calcext:value-type="float">
            <text:p>122283.5022124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8918.894224777" calcext:value-type="float">
            <text:p>118918.894224777</text:p>
          </table:table-cell>
          <table:table-cell office:value-type="float" office:value="119964.197690388" calcext:value-type="float">
            <text:p>119964.1976903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6510.965464454" calcext:value-type="float">
            <text:p>116510.965464454</text:p>
          </table:table-cell>
          <table:table-cell office:value-type="float" office:value="120841.33029255" calcext:value-type="float">
            <text:p>120841.3302925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0085.973842138" calcext:value-type="float">
            <text:p>120085.973842138</text:p>
          </table:table-cell>
          <table:table-cell office:value-type="float" office:value="120567.311181769" calcext:value-type="float">
            <text:p>120567.31118176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4608.872304383" calcext:value-type="float">
            <text:p>114608.872304383</text:p>
          </table:table-cell>
          <table:table-cell office:value-type="float" office:value="120095.324255559" calcext:value-type="float">
            <text:p>120095.3242555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9180.145346812" calcext:value-type="float">
            <text:p>119180.145346812</text:p>
          </table:table-cell>
          <table:table-cell office:value-type="float" office:value="121330.302818108" calcext:value-type="float">
            <text:p>121330.3028181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2932.680875863" calcext:value-type="float">
            <text:p>112932.680875863</text:p>
          </table:table-cell>
          <table:table-cell office:value-type="float" office:value="119360.341389975" calcext:value-type="float">
            <text:p>119360.3413899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8981.027440688" calcext:value-type="float">
            <text:p>118981.027440688</text:p>
          </table:table-cell>
          <table:table-cell office:value-type="float" office:value="121049.452057419" calcext:value-type="float">
            <text:p>121049.4520574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5136.138101655" calcext:value-type="float">
            <text:p>115136.138101655</text:p>
          </table:table-cell>
          <table:table-cell office:value-type="float" office:value="119170.596206741" calcext:value-type="float">
            <text:p>119170.5962067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1686.255797367" calcext:value-type="float">
            <text:p>111686.255797367</text:p>
          </table:table-cell>
          <table:table-cell office:value-type="float" office:value="119856.44721359" calcext:value-type="float">
            <text:p>119856.447213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8795.948458992" calcext:value-type="float">
            <text:p>108795.948458992</text:p>
          </table:table-cell>
          <table:table-cell office:value-type="float" office:value="119475.558225558" calcext:value-type="float">
            <text:p>119475.55822555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5229.220392125" calcext:value-type="float">
            <text:p>115229.220392125</text:p>
          </table:table-cell>
          <table:table-cell office:value-type="float" office:value="119287.493588698" calcext:value-type="float">
            <text:p>119287.4935886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3988.217815804" calcext:value-type="float">
            <text:p>113988.217815804</text:p>
          </table:table-cell>
          <table:table-cell office:value-type="float" office:value="119239.272346415" calcext:value-type="float">
            <text:p>119239.2723464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8663.264728482" calcext:value-type="float">
            <text:p>108663.264728482</text:p>
          </table:table-cell>
          <table:table-cell office:value-type="float" office:value="118927.598379979" calcext:value-type="float">
            <text:p>118927.59837997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2291.079956958" calcext:value-type="float">
            <text:p>112291.079956958</text:p>
          </table:table-cell>
          <table:table-cell office:value-type="float" office:value="118659.750977398" calcext:value-type="float">
            <text:p>118659.75097739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8117.445149703" calcext:value-type="float">
            <text:p>108117.445149703</text:p>
          </table:table-cell>
          <table:table-cell office:value-type="float" office:value="118892.164570736" calcext:value-type="float">
            <text:p>118892.16457073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0367.978523534" calcext:value-type="float">
            <text:p>110367.978523534</text:p>
          </table:table-cell>
          <table:table-cell office:value-type="float" office:value="118404.96751211" calcext:value-type="float">
            <text:p>118404.967512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6935.937712533" calcext:value-type="float">
            <text:p>106935.937712533</text:p>
          </table:table-cell>
          <table:table-cell office:value-type="float" office:value="118234.726278868" calcext:value-type="float">
            <text:p>118234.72627886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9329.511080926" calcext:value-type="float">
            <text:p>109329.511080926</text:p>
          </table:table-cell>
          <table:table-cell office:value-type="float" office:value="117672.441048912" calcext:value-type="float">
            <text:p>117672.44104891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4893.592122759" calcext:value-type="float">
            <text:p>104893.592122759</text:p>
          </table:table-cell>
          <table:table-cell office:value-type="float" office:value="118047.168553051" calcext:value-type="float">
            <text:p>118047.1685530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5243.985043985" calcext:value-type="float">
            <text:p>105243.985043985</text:p>
          </table:table-cell>
          <table:table-cell office:value-type="float" office:value="117516.934999288" calcext:value-type="float">
            <text:p>117516.9349992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7904.205378416" calcext:value-type="float">
            <text:p>107904.205378416</text:p>
          </table:table-cell>
          <table:table-cell office:value-type="float" office:value="118395.6943926" calcext:value-type="float">
            <text:p>118395.6943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819.396872028" calcext:value-type="float">
            <text:p>105819.396872028</text:p>
          </table:table-cell>
          <table:table-cell office:value-type="float" office:value="116859.402301263" calcext:value-type="float">
            <text:p>116859.402301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0:51:51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0:52:36.987000000</dc:date>
    <meta:editing-duration>PT25M7S</meta:editing-duration>
    <meta:editing-cycles>3</meta:editing-cycles>
    <meta:generator>LibreOffice/6.0.1.1$Windows_X86_64 LibreOffice_project/60bfb1526849283ce2491346ed2aa51c465abfe6</meta:gener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49cm" svg:height="15.619cm" xlink:href=".." xlink:type="simple" chart:class="chart:scatter" chart:style-name="ch1">
        <chart:title svg:x="8.548cm" svg:y="0.448cm" chart:style-name="ch2">
          <text:p>Optane random insert rate</text:p>
        </chart:title>
        <chart:subtitle svg:x="8.574cm" svg:y="1.539cm" chart:style-name="ch3">
          <text:p>key: 8 bytes, value: 248 bytes</text:p>
        </chart:subtitle>
        <chart:legend chart:legend-position="end" svg:x="19.65cm" svg:y="7.261cm" style:legend-expansion="high" chart:style-name="ch4"/>
        <chart:plot-area chart:style-name="ch5" table:cell-range-address="r1.A2:r1.C200 r1.B1:r1.C1" chart:data-source-has-labels="row" svg:x="1.459cm" svg:y="2.534cm" svg:width="17.743cm" svg:height="11.792cm">
          <chartooo:coordinate-region svg:x="2.821cm" svg:y="2.733cm" svg:width="16.009cm" svg:height="10.946cm"/>
          <chart:axis chart:dimension="x" chart:name="primary-x" chart:style-name="ch6">
            <chart:title svg:x="7.865cm" svg:y="14.638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81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r1.B2:r1.B200" chart:label-cell-address="r1.B1:r1.B1" chart:class="chart:scatter">
            <chart:domain table:cell-range-address="r1.A2:r1.A200"/>
            <chart:data-point chart:repeated="199"/>
          </chart:series>
          <chart:series chart:style-name="ch12" chart:values-cell-range-address="r1.C2:r1.C200" chart:label-cell-address="r1.C1:r1.C1" chart:class="chart:scatter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r1.B1:r1.B1</svg:desc>
                </draw:g>
              </table:table-cell>
              <table:table-cell office:value-type="string">
                <text:p>Tupl</text:p>
                <draw:g>
                  <svg:desc>r1.C1:r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r1.A2:r1.A200</svg:desc>
                </draw:g>
              </table:table-cell>
              <table:table-cell office:value-type="float" office:value="260863.701261545">
                <text:p>260863.701261545</text:p>
                <draw:g>
                  <svg:desc>r1.B2:r1.B200</svg:desc>
                </draw:g>
              </table:table-cell>
              <table:table-cell office:value-type="float" office:value="231154.959018595">
                <text:p>231154.959018595</text:p>
                <draw:g>
                  <svg:desc>r1.C2:r1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34120.972562833">
                <text:p>234120.972562833</text:p>
              </table:table-cell>
              <table:table-cell office:value-type="float" office:value="221871.074644119">
                <text:p>221871.074644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11813.282196261">
                <text:p>211813.282196261</text:p>
              </table:table-cell>
              <table:table-cell office:value-type="float" office:value="203159.978199978">
                <text:p>203159.978199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41886.127520274">
                <text:p>241886.127520274</text:p>
              </table:table-cell>
              <table:table-cell office:value-type="float" office:value="189876.584608795">
                <text:p>189876.58460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03145.713400615">
                <text:p>203145.713400615</text:p>
              </table:table-cell>
              <table:table-cell office:value-type="float" office:value="182018.588545861">
                <text:p>182018.588545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98227.356798785">
                <text:p>198227.356798785</text:p>
              </table:table-cell>
              <table:table-cell office:value-type="float" office:value="172879.935017866">
                <text:p>172879.935017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205485.945077782">
                <text:p>205485.945077782</text:p>
              </table:table-cell>
              <table:table-cell office:value-type="float" office:value="169369.009080874">
                <text:p>169369.009080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182700.948919131">
                <text:p>182700.948919131</text:p>
              </table:table-cell>
              <table:table-cell office:value-type="float" office:value="163969.615904042">
                <text:p>163969.615904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82464.699355608">
                <text:p>182464.699355608</text:p>
              </table:table-cell>
              <table:table-cell office:value-type="float" office:value="161857.526454301">
                <text:p>161857.526454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90829.900906824">
                <text:p>190829.900906824</text:p>
              </table:table-cell>
              <table:table-cell office:value-type="float" office:value="158458.09888667">
                <text:p>158458.09888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182368.204220056">
                <text:p>182368.204220056</text:p>
              </table:table-cell>
              <table:table-cell office:value-type="float" office:value="155940.431847989">
                <text:p>155940.43184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186759.038425705">
                <text:p>186759.038425705</text:p>
              </table:table-cell>
              <table:table-cell office:value-type="float" office:value="153292.742861974">
                <text:p>153292.742861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70907.00583804">
                <text:p>170907.00583804</text:p>
              </table:table-cell>
              <table:table-cell office:value-type="float" office:value="150906.553443867">
                <text:p>150906.553443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181994.897013079">
                <text:p>181994.897013079</text:p>
              </table:table-cell>
              <table:table-cell office:value-type="float" office:value="149406.453128659">
                <text:p>149406.453128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178665.841161265">
                <text:p>178665.841161265</text:p>
              </table:table-cell>
              <table:table-cell office:value-type="float" office:value="148058.945808946">
                <text:p>148058.945808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173139.01240217">
                <text:p>173139.01240217</text:p>
              </table:table-cell>
              <table:table-cell office:value-type="float" office:value="146557.029777618">
                <text:p>146557.029777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167295.435677746">
                <text:p>167295.435677746</text:p>
              </table:table-cell>
              <table:table-cell office:value-type="float" office:value="143771.140985427">
                <text:p>143771.140985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169213.816230765">
                <text:p>169213.816230765</text:p>
              </table:table-cell>
              <table:table-cell office:value-type="float" office:value="143928.22616011">
                <text:p>143928.22616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69013.014453692">
                <text:p>169013.014453692</text:p>
              </table:table-cell>
              <table:table-cell office:value-type="float" office:value="142599.320056463">
                <text:p>142599.320056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63253.234426892">
                <text:p>163253.234426892</text:p>
              </table:table-cell>
              <table:table-cell office:value-type="float" office:value="141946.686601023">
                <text:p>141946.686601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164064.525064525">
                <text:p>164064.525064525</text:p>
              </table:table-cell>
              <table:table-cell office:value-type="float" office:value="140127.108760912">
                <text:p>140127.10876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170490.101473152">
                <text:p>170490.101473152</text:p>
              </table:table-cell>
              <table:table-cell office:value-type="float" office:value="140874.314667061">
                <text:p>140874.314667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">
                <text:p>280</text:p>
              </table:table-cell>
              <table:table-cell office:value-type="float" office:value="163476.112295784">
                <text:p>163476.112295784</text:p>
              </table:table-cell>
              <table:table-cell office:value-type="float" office:value="138610.323162219">
                <text:p>138610.323162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">
                <text:p>290</text:p>
              </table:table-cell>
              <table:table-cell office:value-type="float" office:value="158395.651570255">
                <text:p>158395.651570255</text:p>
              </table:table-cell>
              <table:table-cell office:value-type="float" office:value="138796.256538569">
                <text:p>138796.256538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159765.359861266">
                <text:p>159765.359861266</text:p>
              </table:table-cell>
              <table:table-cell office:value-type="float" office:value="138123.521876947">
                <text:p>138123.521876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">
                <text:p>310</text:p>
              </table:table-cell>
              <table:table-cell office:value-type="float" office:value="161607.838430419">
                <text:p>161607.838430419</text:p>
              </table:table-cell>
              <table:table-cell office:value-type="float" office:value="136795.073781375">
                <text:p>136795.073781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162065.42006542">
                <text:p>162065.42006542</text:p>
              </table:table-cell>
              <table:table-cell office:value-type="float" office:value="136557.829227493">
                <text:p>136557.829227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150834.5928359">
                <text:p>150834.5928359</text:p>
              </table:table-cell>
              <table:table-cell office:value-type="float" office:value="136534.754795029">
                <text:p>136534.754795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152598.294090602">
                <text:p>152598.294090602</text:p>
              </table:table-cell>
              <table:table-cell office:value-type="float" office:value="134558.303950056">
                <text:p>134558.30395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145488.124604067">
                <text:p>145488.124604067</text:p>
              </table:table-cell>
              <table:table-cell office:value-type="float" office:value="134513.411692475">
                <text:p>134513.411692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154092.911062142">
                <text:p>154092.911062142</text:p>
              </table:table-cell>
              <table:table-cell office:value-type="float" office:value="133949.070282404">
                <text:p>133949.070282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142538.83298169">
                <text:p>142538.83298169</text:p>
              </table:table-cell>
              <table:table-cell office:value-type="float" office:value="133674.339566231">
                <text:p>133674.339566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151895.361181561">
                <text:p>151895.361181561</text:p>
              </table:table-cell>
              <table:table-cell office:value-type="float" office:value="133064.041858329">
                <text:p>133064.041858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145174.766348679">
                <text:p>145174.766348679</text:p>
              </table:table-cell>
              <table:table-cell office:value-type="float" office:value="133771.947461137">
                <text:p>133771.947461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137423.508012549">
                <text:p>137423.508012549</text:p>
              </table:table-cell>
              <table:table-cell office:value-type="float" office:value="132668.435635917">
                <text:p>132668.435635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146578.719672569">
                <text:p>146578.719672569</text:p>
              </table:table-cell>
              <table:table-cell office:value-type="float" office:value="131764.376355549">
                <text:p>131764.376355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">
                <text:p>420</text:p>
              </table:table-cell>
              <table:table-cell office:value-type="float" office:value="141331.298059869">
                <text:p>141331.298059869</text:p>
              </table:table-cell>
              <table:table-cell office:value-type="float" office:value="131147.08068914">
                <text:p>131147.08068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">
                <text:p>430</text:p>
              </table:table-cell>
              <table:table-cell office:value-type="float" office:value="137643.794217817">
                <text:p>137643.794217817</text:p>
              </table:table-cell>
              <table:table-cell office:value-type="float" office:value="131068.252499238">
                <text:p>131068.252499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">
                <text:p>440</text:p>
              </table:table-cell>
              <table:table-cell office:value-type="float" office:value="140999.115830516">
                <text:p>140999.115830516</text:p>
              </table:table-cell>
              <table:table-cell office:value-type="float" office:value="130715.884770442">
                <text:p>130715.884770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">
                <text:p>450</text:p>
              </table:table-cell>
              <table:table-cell office:value-type="float" office:value="138363.506335551">
                <text:p>138363.506335551</text:p>
              </table:table-cell>
              <table:table-cell office:value-type="float" office:value="130220.337051506">
                <text:p>130220.337051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134308.335268335">
                <text:p>134308.335268335</text:p>
              </table:table-cell>
              <table:table-cell office:value-type="float" office:value="129909.248392733">
                <text:p>129909.248392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">
                <text:p>470</text:p>
              </table:table-cell>
              <table:table-cell office:value-type="float" office:value="139830.448130433">
                <text:p>139830.448130433</text:p>
              </table:table-cell>
              <table:table-cell office:value-type="float" office:value="129962.535075381">
                <text:p>129962.535075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  <table:table-cell office:value-type="float" office:value="130922.228454696">
                <text:p>130922.228454696</text:p>
              </table:table-cell>
              <table:table-cell office:value-type="float" office:value="129128.348692451">
                <text:p>129128.348692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">
                <text:p>490</text:p>
              </table:table-cell>
              <table:table-cell office:value-type="float" office:value="131066.52232968">
                <text:p>131066.52232968</text:p>
              </table:table-cell>
              <table:table-cell office:value-type="float" office:value="128896.106306363">
                <text:p>128896.1063063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134509.199311146">
                <text:p>134509.199311146</text:p>
              </table:table-cell>
              <table:table-cell office:value-type="float" office:value="128662.775380876">
                <text:p>128662.775380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">
                <text:p>510</text:p>
              </table:table-cell>
              <table:table-cell office:value-type="float" office:value="131333.083675189">
                <text:p>131333.083675189</text:p>
              </table:table-cell>
              <table:table-cell office:value-type="float" office:value="127987.523756755">
                <text:p>127987.523756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">
                <text:p>520</text:p>
              </table:table-cell>
              <table:table-cell office:value-type="float" office:value="133932.79349239">
                <text:p>133932.79349239</text:p>
              </table:table-cell>
              <table:table-cell office:value-type="float" office:value="127622.109345987">
                <text:p>127622.109345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125574.45008695">
                <text:p>125574.45008695</text:p>
              </table:table-cell>
              <table:table-cell office:value-type="float" office:value="127743.994064507">
                <text:p>127743.994064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">
                <text:p>540</text:p>
              </table:table-cell>
              <table:table-cell office:value-type="float" office:value="129925.546592582">
                <text:p>129925.546592582</text:p>
              </table:table-cell>
              <table:table-cell office:value-type="float" office:value="127515.489078143">
                <text:p>127515.489078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130986.344117923">
                <text:p>130986.344117923</text:p>
              </table:table-cell>
              <table:table-cell office:value-type="float" office:value="126935.755796515">
                <text:p>126935.755796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">
                <text:p>560</text:p>
              </table:table-cell>
              <table:table-cell office:value-type="float" office:value="128044.659340393">
                <text:p>128044.659340393</text:p>
              </table:table-cell>
              <table:table-cell office:value-type="float" office:value="126698.484837349">
                <text:p>126698.484837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">
                <text:p>570</text:p>
              </table:table-cell>
              <table:table-cell office:value-type="float" office:value="132580.210909158">
                <text:p>132580.210909158</text:p>
              </table:table-cell>
              <table:table-cell office:value-type="float" office:value="127055.419131813">
                <text:p>127055.419131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0">
                <text:p>580</text:p>
              </table:table-cell>
              <table:table-cell office:value-type="float" office:value="127693.7206809">
                <text:p>127693.7206809</text:p>
              </table:table-cell>
              <table:table-cell office:value-type="float" office:value="126215.01027382">
                <text:p>126215.01027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124236.602286602">
                <text:p>124236.602286602</text:p>
              </table:table-cell>
              <table:table-cell office:value-type="float" office:value="125584.402615855">
                <text:p>125584.402615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125075.775013275">
                <text:p>125075.775013275</text:p>
              </table:table-cell>
              <table:table-cell office:value-type="float" office:value="125262.666951916">
                <text:p>125262.666951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">
                <text:p>610</text:p>
              </table:table-cell>
              <table:table-cell office:value-type="float" office:value="127177.451464234">
                <text:p>127177.451464234</text:p>
              </table:table-cell>
              <table:table-cell office:value-type="float" office:value="125441.692978579">
                <text:p>125441.692978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">
                <text:p>620</text:p>
              </table:table-cell>
              <table:table-cell office:value-type="float" office:value="123125.679718272">
                <text:p>123125.679718272</text:p>
              </table:table-cell>
              <table:table-cell office:value-type="float" office:value="125692.677342534">
                <text:p>125692.677342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0">
                <text:p>630</text:p>
              </table:table-cell>
              <table:table-cell office:value-type="float" office:value="128566.33384112">
                <text:p>128566.33384112</text:p>
              </table:table-cell>
              <table:table-cell office:value-type="float" office:value="124212.742263347">
                <text:p>124212.7422633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">
                <text:p>640</text:p>
              </table:table-cell>
              <table:table-cell office:value-type="float" office:value="123469.23254423">
                <text:p>123469.23254423</text:p>
              </table:table-cell>
              <table:table-cell office:value-type="float" office:value="124432.288432288">
                <text:p>124432.288432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0">
                <text:p>650</text:p>
              </table:table-cell>
              <table:table-cell office:value-type="float" office:value="123370.72299917">
                <text:p>123370.72299917</text:p>
              </table:table-cell>
              <table:table-cell office:value-type="float" office:value="124436.746836747">
                <text:p>124436.7468367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0">
                <text:p>660</text:p>
              </table:table-cell>
              <table:table-cell office:value-type="float" office:value="126369.319687091">
                <text:p>126369.319687091</text:p>
              </table:table-cell>
              <table:table-cell office:value-type="float" office:value="124572.774488566">
                <text:p>124572.7744885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">
                <text:p>670</text:p>
              </table:table-cell>
              <table:table-cell office:value-type="float" office:value="122217.836498324">
                <text:p>122217.836498324</text:p>
              </table:table-cell>
              <table:table-cell office:value-type="float" office:value="123297.82395556">
                <text:p>123297.82395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121305.409256629">
                <text:p>121305.409256629</text:p>
              </table:table-cell>
              <table:table-cell office:value-type="float" office:value="123592.727259394">
                <text:p>123592.727259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">
                <text:p>690</text:p>
              </table:table-cell>
              <table:table-cell office:value-type="float" office:value="126874.6307452">
                <text:p>126874.6307452</text:p>
              </table:table-cell>
              <table:table-cell office:value-type="float" office:value="123617.190493734">
                <text:p>123617.190493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121108.178181289">
                <text:p>121108.178181289</text:p>
              </table:table-cell>
              <table:table-cell office:value-type="float" office:value="123110.981370241">
                <text:p>123110.981370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">
                <text:p>710</text:p>
              </table:table-cell>
              <table:table-cell office:value-type="float" office:value="124813.573738574">
                <text:p>124813.573738574</text:p>
              </table:table-cell>
              <table:table-cell office:value-type="float" office:value="122493.109304869">
                <text:p>122493.109304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118796.565727295">
                <text:p>118796.565727295</text:p>
              </table:table-cell>
              <table:table-cell office:value-type="float" office:value="122739.66054213">
                <text:p>122739.66054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0">
                <text:p>730</text:p>
              </table:table-cell>
              <table:table-cell office:value-type="float" office:value="118462.234681445">
                <text:p>118462.234681445</text:p>
              </table:table-cell>
              <table:table-cell office:value-type="float" office:value="122268.09242765">
                <text:p>122268.09242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0">
                <text:p>740</text:p>
              </table:table-cell>
              <table:table-cell office:value-type="float" office:value="120711.265566687">
                <text:p>120711.265566687</text:p>
              </table:table-cell>
              <table:table-cell office:value-type="float" office:value="121915.605445067">
                <text:p>121915.605445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0">
                <text:p>750</text:p>
              </table:table-cell>
              <table:table-cell office:value-type="float" office:value="119272.72318939">
                <text:p>119272.72318939</text:p>
              </table:table-cell>
              <table:table-cell office:value-type="float" office:value="122501.464074635">
                <text:p>122501.464074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0">
                <text:p>760</text:p>
              </table:table-cell>
              <table:table-cell office:value-type="float" office:value="120665.146691064">
                <text:p>120665.146691064</text:p>
              </table:table-cell>
              <table:table-cell office:value-type="float" office:value="121558.973536995">
                <text:p>121558.973536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">
                <text:p>770</text:p>
              </table:table-cell>
              <table:table-cell office:value-type="float" office:value="123494.269247356">
                <text:p>123494.269247356</text:p>
              </table:table-cell>
              <table:table-cell office:value-type="float" office:value="121361.853159237">
                <text:p>121361.853159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  <table:table-cell office:value-type="float" office:value="119727.491272895">
                <text:p>119727.491272895</text:p>
              </table:table-cell>
              <table:table-cell office:value-type="float" office:value="122283.502212452">
                <text:p>122283.502212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0">
                <text:p>790</text:p>
              </table:table-cell>
              <table:table-cell office:value-type="float" office:value="118918.894224777">
                <text:p>118918.894224777</text:p>
              </table:table-cell>
              <table:table-cell office:value-type="float" office:value="119964.197690388">
                <text:p>119964.197690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">
                <text:p>800</text:p>
              </table:table-cell>
              <table:table-cell office:value-type="float" office:value="116510.965464454">
                <text:p>116510.965464454</text:p>
              </table:table-cell>
              <table:table-cell office:value-type="float" office:value="120841.33029255">
                <text:p>120841.33029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0">
                <text:p>810</text:p>
              </table:table-cell>
              <table:table-cell office:value-type="float" office:value="120085.973842138">
                <text:p>120085.973842138</text:p>
              </table:table-cell>
              <table:table-cell office:value-type="float" office:value="120567.311181769">
                <text:p>120567.311181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0">
                <text:p>820</text:p>
              </table:table-cell>
              <table:table-cell office:value-type="float" office:value="114608.872304383">
                <text:p>114608.872304383</text:p>
              </table:table-cell>
              <table:table-cell office:value-type="float" office:value="120095.324255559">
                <text:p>120095.324255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0">
                <text:p>830</text:p>
              </table:table-cell>
              <table:table-cell office:value-type="float" office:value="119180.145346812">
                <text:p>119180.145346812</text:p>
              </table:table-cell>
              <table:table-cell office:value-type="float" office:value="121330.302818108">
                <text:p>121330.302818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0">
                <text:p>840</text:p>
              </table:table-cell>
              <table:table-cell office:value-type="float" office:value="112932.680875863">
                <text:p>112932.680875863</text:p>
              </table:table-cell>
              <table:table-cell office:value-type="float" office:value="119360.341389975">
                <text:p>119360.341389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18981.027440688">
                <text:p>118981.027440688</text:p>
              </table:table-cell>
              <table:table-cell office:value-type="float" office:value="121049.452057419">
                <text:p>121049.452057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0">
                <text:p>860</text:p>
              </table:table-cell>
              <table:table-cell office:value-type="float" office:value="115136.138101655">
                <text:p>115136.138101655</text:p>
              </table:table-cell>
              <table:table-cell office:value-type="float" office:value="119170.596206741">
                <text:p>119170.596206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0">
                <text:p>870</text:p>
              </table:table-cell>
              <table:table-cell office:value-type="float" office:value="111686.255797367">
                <text:p>111686.255797367</text:p>
              </table:table-cell>
              <table:table-cell office:value-type="float" office:value="119856.44721359">
                <text:p>119856.44721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">
                <text:p>880</text:p>
              </table:table-cell>
              <table:table-cell office:value-type="float" office:value="108795.948458992">
                <text:p>108795.948458992</text:p>
              </table:table-cell>
              <table:table-cell office:value-type="float" office:value="119475.558225558">
                <text:p>119475.558225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115229.220392125">
                <text:p>115229.220392125</text:p>
              </table:table-cell>
              <table:table-cell office:value-type="float" office:value="119287.493588698">
                <text:p>119287.493588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">
                <text:p>900</text:p>
              </table:table-cell>
              <table:table-cell office:value-type="float" office:value="113988.217815804">
                <text:p>113988.217815804</text:p>
              </table:table-cell>
              <table:table-cell office:value-type="float" office:value="119239.272346415">
                <text:p>119239.272346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0">
                <text:p>910</text:p>
              </table:table-cell>
              <table:table-cell office:value-type="float" office:value="108663.264728482">
                <text:p>108663.264728482</text:p>
              </table:table-cell>
              <table:table-cell office:value-type="float" office:value="118927.598379979">
                <text:p>118927.59837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0">
                <text:p>920</text:p>
              </table:table-cell>
              <table:table-cell office:value-type="float" office:value="112291.079956958">
                <text:p>112291.079956958</text:p>
              </table:table-cell>
              <table:table-cell office:value-type="float" office:value="118659.750977398">
                <text:p>118659.750977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">
                <text:p>930</text:p>
              </table:table-cell>
              <table:table-cell office:value-type="float" office:value="108117.445149703">
                <text:p>108117.445149703</text:p>
              </table:table-cell>
              <table:table-cell office:value-type="float" office:value="118892.164570736">
                <text:p>118892.164570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  <table:table-cell office:value-type="float" office:value="110367.978523534">
                <text:p>110367.978523534</text:p>
              </table:table-cell>
              <table:table-cell office:value-type="float" office:value="118404.96751211">
                <text:p>118404.967512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">
                <text:p>950</text:p>
              </table:table-cell>
              <table:table-cell office:value-type="float" office:value="106935.937712533">
                <text:p>106935.937712533</text:p>
              </table:table-cell>
              <table:table-cell office:value-type="float" office:value="118234.726278868">
                <text:p>118234.726278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  <table:table-cell office:value-type="float" office:value="109329.511080926">
                <text:p>109329.511080926</text:p>
              </table:table-cell>
              <table:table-cell office:value-type="float" office:value="117672.441048912">
                <text:p>117672.441048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104893.592122759">
                <text:p>104893.592122759</text:p>
              </table:table-cell>
              <table:table-cell office:value-type="float" office:value="118047.168553051">
                <text:p>118047.168553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0">
                <text:p>980</text:p>
              </table:table-cell>
              <table:table-cell office:value-type="float" office:value="105243.985043985">
                <text:p>105243.985043985</text:p>
              </table:table-cell>
              <table:table-cell office:value-type="float" office:value="117516.934999288">
                <text:p>117516.9349992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">
                <text:p>990</text:p>
              </table:table-cell>
              <table:table-cell office:value-type="float" office:value="107904.205378416">
                <text:p>107904.205378416</text:p>
              </table:table-cell>
              <table:table-cell office:value-type="float" office:value="118395.6943926">
                <text:p>118395.6943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105819.396872028">
                <text:p>105819.396872028</text:p>
              </table:table-cell>
              <table:table-cell office:value-type="float" office:value="116859.402301263">
                <text:p>116859.402301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